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5.6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162.34pt"/>
    </style:style>
    <style:style style:name="co4" style:family="table-column">
      <style:table-column-properties fo:break-before="auto" style:column-width="304.6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9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17])" office:value-type="float" office:value="126.78" calcext:value-type="float">
            <text:p>126.78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0:.B20]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2:.B25])" office:value-type="float" office:value="33.86" calcext:value-type="float">
            <text:p>33.8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27])" office:value-type="float" office:value="460.64" calcext:value-type="float">
            <text:p>460.64</text:p>
          </table:table-cell>
          <table:table-cell table:formula="of:=SUM([.C1:.C27])" office:value-type="float" office:value="460.64" calcext:value-type="float">
            <text:p>460.64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 2016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32:.B34])" office:value-type="float" office:value="-3194.26" calcext:value-type="float">
            <text:p>-3194.2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28];[.B36])" office:value-type="float" office:value="-2733.62" calcext:value-type="float">
            <text:p>-2733.62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pected 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300" calcext:value-type="float">
            <text:p>-33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formula="of:=SUM([.B38];[.B42];[.B45])" office:value-type="float" office:value="-5258.62" calcext:value-type="float">
            <text:p>-5258.6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-kind don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sell Senior – 3 Ubiquiti routers 2017-05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onal Telco Project – 3 Ubiquiti routers 2017-05-0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9:31:26.3718627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5T19:32:32.676283660</dc:date>
    <meta:editing-duration>PT17H8M30S</meta:editing-duration>
    <meta:editing-cycles>83</meta:editing-cycles>
    <meta:generator>LibreOffice/5.1.6.2$Linux_X86_64 LibreOffice_project/10m0$Build-2</meta:generator>
    <meta:document-statistic meta:table-count="2" meta:cell-count="294" meta:object-count="0"/>
  </office:meta>
</office:document-meta>
</file>